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49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UBTOTAL</text:p>
            <text:p>BASE – DESCUENTO</text:p>
          </table:table-cell>
          <table:table-cell office:value-type="string" calcext:value-type="string">
            <text:p>TOTAL I</text:p>
            <text:p>SUBTOTAL + IVA</text:p>
          </table:table-cell>
          <table:table-cell office:value-type="string" calcext:value-type="string">
            <text:p>TOTAL II</text:p>
            <text:p>BASE – DESCUENTO + IVA</text:p>
          </table:table-cell>
          <table:table-cell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2"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2" calcext:value-type="float">
            <text:p>0,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">
      <number:number number:decimal-places="2" loext:min-decimal-places="2" number:min-integer-digits="1" number:grouping="true"/>
      <number:text> €</number:text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1:45.4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5.3.4.2$Windows_x86 LibreOffice_project/f82d347ccc0be322489bf7da61d7e4ad13fe2ff3</meta:generator>
    <dc:date>2017-09-14T09:02:36.152000000</dc:date>
    <meta:editing-duration>PT58M5S</meta:editing-duration>
    <meta:editing-cycles>10</meta:editing-cycles>
    <meta:document-statistic meta:table-count="1" meta:cell-count="46" meta:object-count="0"/>
  </office:meta>
</office:document-meta>
</file>